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 CJK JP Bold" fo:font-size="36pt" fo:font-weight="bold" officeooo:rsid="001c5035" officeooo:paragraph-rsid="001c5035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2pt" fo:font-weight="bold" officeooo:rsid="001c5035" officeooo:paragraph-rsid="001c503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1dd3be" officeooo:paragraph-rsid="001dd3b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1c5035" officeooo:paragraph-rsid="001c50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style:text-underline-style="none" fo:font-weight="normal" officeooo:rsid="001fb6c0" officeooo:paragraph-rsid="001dd3b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style:text-underline-style="none" fo:font-weight="normal" officeooo:rsid="001fb6c0" officeooo:paragraph-rsid="001fb6c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style:text-underline-style="none" fo:font-weight="normal" officeooo:rsid="002112f4" officeooo:paragraph-rsid="001fb6c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2pt" style:text-underline-style="none" fo:font-weight="bold" officeooo:rsid="001fb6c0" officeooo:paragraph-rsid="001fb6c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2pt" style:text-underline-style="none" fo:font-weight="bold" officeooo:rsid="002112f4" officeooo:paragraph-rsid="002112f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bold" officeooo:rsid="0022afe6" officeooo:paragraph-rsid="0022afe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normal" officeooo:rsid="001fb6c0" officeooo:paragraph-rsid="0022af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normal" officeooo:rsid="00244d93" officeooo:paragraph-rsid="00244d9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bold" officeooo:rsid="0022afe6" officeooo:paragraph-rsid="0022afe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bold" officeooo:rsid="00244d93" officeooo:paragraph-rsid="00244d93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dd3be" officeooo:paragraph-rsid="001dd3be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ans1" fo:font-size="12pt" fo:font-weight="normal" officeooo:rsid="001c5035" officeooo:paragraph-rsid="001c5035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ans1" fo:font-size="12pt" fo:font-weight="normal" officeooo:rsid="001dd3be" officeooo:paragraph-rsid="001dd3be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iberation Sans1" fo:font-size="12pt" fo:font-weight="normal" officeooo:rsid="001dd3be" officeooo:paragraph-rsid="001dd3be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ans1" fo:font-size="12pt" fo:font-weight="normal" officeooo:rsid="0028f754" officeooo:paragraph-rsid="0028f754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ans1" fo:font-size="12pt" fo:font-weight="normal" officeooo:rsid="001fb6c0" officeooo:paragraph-rsid="001dd3be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ans1" fo:font-size="12pt" style:text-underline-style="none" fo:font-weight="normal" officeooo:rsid="001fb6c0" officeooo:paragraph-rsid="001fb6c0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Liberation Sans1" fo:font-size="12pt" style:text-underline-style="none" fo:font-weight="normal" officeooo:rsid="002112f4" officeooo:paragraph-rsid="002112f4" style:font-size-asian="10.5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Liberation Sans1" fo:font-size="12pt" style:text-underline-style="none" fo:font-weight="normal" officeooo:rsid="002112f4" officeooo:paragraph-rsid="002ab1bf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Liberation Sans1" fo:font-size="12pt" style:text-underline-style="none" fo:font-weight="normal" officeooo:rsid="0022202b" officeooo:paragraph-rsid="0022202b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c5035" officeooo:paragraph-rsid="001c5035"/>
    </style:style>
    <style:style style:name="P26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dd3be" officeooo:paragraph-rsid="001dd3be" style:font-weight-asian="bold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1dd3be" officeooo:paragraph-rsid="001fb6c0" style:font-weight-asian="bold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bold" officeooo:rsid="001dd3be" officeooo:paragraph-rsid="001fb6c0" style:font-weight-asian="bold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normal" officeooo:rsid="001fb6c0" officeooo:paragraph-rsid="001fb6c0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normal" officeooo:rsid="002112f4" officeooo:paragraph-rsid="002112f4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112f4" officeooo:paragraph-rsid="002112f4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normal" officeooo:rsid="002112f4" officeooo:paragraph-rsid="002ab1bf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normal" officeooo:rsid="0022202b" officeooo:paragraph-rsid="002ab1bf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normal" officeooo:rsid="0022202b" officeooo:paragraph-rsid="0022202b" style:font-weight-asian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normal" officeooo:rsid="00244d93" officeooo:paragraph-rsid="00244d93" style:font-weight-asian="normal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normal" officeooo:rsid="00244d93" officeooo:paragraph-rsid="00244d93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bold" officeooo:rsid="001dd3be" officeooo:paragraph-rsid="0022afe6" style:font-weight-asian="bold" style:font-weight-complex="bold"/>
    </style:style>
    <style:style style:name="P38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bold" officeooo:rsid="001dd3be" officeooo:paragraph-rsid="0024abae" style:font-weight-asian="bold" style:font-weight-complex="bold"/>
    </style:style>
    <style:style style:name="P39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bold" officeooo:rsid="001dd3be" officeooo:paragraph-rsid="0024abae" style:font-weight-asian="bold" style:font-weight-complex="bold"/>
    </style:style>
    <style:style style:name="P4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normal" officeooo:rsid="0022202b" officeooo:paragraph-rsid="0022202b" style:font-size-asian="10.5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normal" officeooo:rsid="0022202b" officeooo:paragraph-rsid="002ab1bf" style:font-size-asian="10.5pt" style:font-weight-asian="normal" style:font-size-complex="12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normal" officeooo:rsid="00244d93" officeooo:paragraph-rsid="002ab1bf" style:font-size-asian="10.5pt" style:font-weight-asian="normal" style:font-size-complex="12pt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normal" officeooo:rsid="00244d93" officeooo:paragraph-rsid="00244d93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none" fo:font-weight="normal" officeooo:rsid="00244d93" officeooo:paragraph-rsid="00244d93" style:font-size-asian="10.5pt" style:font-weight-asian="normal" style:font-size-complex="12pt" style:font-weight-complex="normal"/>
    </style:style>
    <style:style style:name="T1" style:family="text">
      <style:text-properties style:font-name="Liberation Sans1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1" fo:font-size="12pt" fo:font-weight="normal" officeooo:rsid="001c5035" style:font-size-asian="10.5pt" style:font-weight-asian="normal" style:font-size-complex="12pt" style:font-weight-complex="normal"/>
    </style:style>
    <style:style style:name="T3" style:family="text">
      <style:text-properties style:font-name="Liberation Sans1" fo:font-size="12pt" fo:font-weight="normal" officeooo:rsid="001dd3be" style:font-size-asian="10.5pt" style:font-weight-asian="normal" style:font-size-complex="12pt" style:font-weight-complex="normal"/>
    </style:style>
    <style:style style:name="T4" style:family="text">
      <style:text-properties style:font-name="Liberation Sans1" fo:font-size="12pt" style:font-size-asian="10.5pt" style:font-size-complex="12pt"/>
    </style:style>
    <style:style style:name="T5" style:family="text">
      <style:text-properties style:font-name="Liberation Sans1" fo:font-size="12pt" officeooo:rsid="001fb6c0" style:font-size-asian="10.5pt" style:font-size-complex="12pt"/>
    </style:style>
    <style:style style:name="T6" style:family="text">
      <style:text-properties style:font-name="Liberation Sans1" fo:font-size="12pt" style:text-underline-style="none" style:font-size-asian="10.5pt" style:font-size-complex="12pt"/>
    </style:style>
    <style:style style:name="T7" style:family="text">
      <style:text-properties style:font-name="Liberation Sans1" fo:font-size="12pt" style:text-underline-style="none" officeooo:rsid="001fb6c0" style:font-size-asian="10.5pt" style:font-size-complex="12pt"/>
    </style:style>
    <style:style style:name="T8" style:family="text">
      <style:text-properties style:font-name="Liberation Sans1" fo:font-size="12pt" style:text-underline-style="none" officeooo:rsid="002112f4" style:font-size-asian="10.5pt" style:font-size-complex="12pt"/>
    </style:style>
    <style:style style:name="T9" style:family="text">
      <style:text-properties style:font-name="Liberation Sans1" fo:font-size="12pt" style:text-underline-style="none" officeooo:rsid="0022202b" style:font-size-asian="10.5pt" style:font-size-complex="12pt"/>
    </style:style>
    <style:style style:name="T10" style:family="text">
      <style:text-properties style:font-name="Liberation Sans1" fo:font-size="12pt" style:text-underline-style="none" officeooo:rsid="00260dc2" style:font-size-asian="10.5pt" style:font-size-complex="12pt"/>
    </style:style>
    <style:style style:name="T11" style:family="text">
      <style:text-properties style:font-name="Liberation Sans1" fo:font-size="12pt" style:text-underline-style="none" officeooo:rsid="002ab1bf" style:font-size-asian="10.5pt" style:font-size-complex="12pt"/>
    </style:style>
    <style:style style:name="T12" style:family="text">
      <style:text-properties style:font-name="Liberation Sans1" fo:font-size="12pt" style:text-underline-style="none" fo:font-weight="normal" officeooo:rsid="001fb6c0" style:font-size-asian="10.5pt" style:font-weight-asian="normal" style:font-size-complex="12pt" style:font-weight-complex="normal"/>
    </style:style>
    <style:style style:name="T13" style:family="text">
      <style:text-properties style:font-name="Liberation Sans1" fo:font-size="12pt" style:text-underline-style="none" fo:font-weight="normal" officeooo:rsid="002112f4" style:font-size-asian="10.5pt" style:font-weight-asian="normal" style:font-size-complex="12pt" style:font-weight-complex="normal"/>
    </style:style>
    <style:style style:name="T14" style:family="text">
      <style:text-properties style:font-name="Liberation Sans1" fo:font-size="12pt" style:text-underline-style="none" fo:font-weight="bold" style:font-size-asian="10.5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Liberation Sans1" fo:font-size="12pt" style:text-underline-style="none" style:font-size-asian="10.5pt" style:font-size-complex="12pt"/>
    </style:style>
    <style:style style:name="T16" style:family="text">
      <style:text-properties style:text-line-through-style="none" style:text-line-through-type="none" style:font-name="Liberation Sans1" fo:font-size="12pt" style:text-underline-style="none" officeooo:rsid="001fb6c0" style:font-size-asian="10.5pt" style:font-size-complex="12pt"/>
    </style:style>
    <style:style style:name="T17" style:family="text">
      <style:text-properties style:text-line-through-style="none" style:text-line-through-type="none" style:font-name="Liberation Sans1" fo:font-size="12pt" style:text-underline-style="none" officeooo:rsid="00263c6c" style:font-size-asian="10.5pt" style:font-size-complex="12pt"/>
    </style:style>
    <style:style style:name="T18" style:family="text">
      <style:text-properties style:text-line-through-style="none" style:text-line-through-type="none" style:font-name="Liberation Sans1" fo:font-size="12pt" style:text-underline-style="none" officeooo:rsid="0027d173" style:font-size-asian="10.5pt" style:font-size-complex="12pt"/>
    </style:style>
    <style:style style:name="T19" style:family="text">
      <style:text-properties style:text-line-through-style="none" style:text-line-through-type="none" style:font-name="Liberation Sans1" fo:font-size="12pt" style:text-underline-style="none" officeooo:rsid="002ab1bf" style:font-size-asian="10.5pt" style:font-size-complex="12pt"/>
    </style:style>
    <style:style style:name="T20" style:family="text">
      <style:text-properties style:text-line-through-style="none" style:text-line-through-type="none" style:font-name="Liberation Sans1" fo:font-size="12pt" style:text-underline-style="none" officeooo:rsid="002afca1" style:font-size-asian="10.5pt" style:font-size-complex="12pt"/>
    </style:style>
    <style:style style:name="T21" style:family="text">
      <style:text-properties style:text-line-through-style="none" style:text-line-through-type="none" style:font-name="Liberation Sans1" fo:font-size="12pt" style:text-underline-style="none" fo:font-weight="bold" style:font-size-asian="10.5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Liberation Sans1" fo:font-size="12pt" style:text-underline-style="none" fo:font-weight="normal" officeooo:rsid="001fb6c0" style:font-size-asian="10.5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Liberation Sans1" fo:font-size="12pt" style:font-size-asian="10.5pt" style:font-size-complex="12pt"/>
    </style:style>
    <style:style style:name="T24" style:family="text">
      <style:text-properties officeooo:rsid="0028f754"/>
    </style:style>
    <style:style style:name="T25" style:family="text">
      <style:text-properties officeooo:rsid="002ab1bf"/>
    </style:style>
    <style:style style:name="T26" style:family="text">
      <style:text-properties officeooo:rsid="002cb0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<text:span text:style-name="T26">RELAZIONE</text:span></text:p>
      <text:p text:style-name="P1"/>
      <text:p text:style-name="P2">Introduzione: </text:p>
      <text:p text:style-name="P4"/>
      <text:list xml:id="list733126917" text:style-name="L1">
        <text:list-item>
          <text:p text:style-name="P15"><text:span text:style-name="T2">Spiegare quel è l’obbiettivo </text:span><text:span text:style-name="T1">(mission) </text:span><text:span text:style-name="T2">del Progetto</text:span></text:p>
        </text:list-item>
        <text:list-item>
          <text:p text:style-name="P16">Spiegare ,in poche righe, il perché della scelta di questo specifico progetto</text:p>
        </text:list-item>
        <text:list-item>
          <text:p text:style-name="P17">Raccontare quale moneta si e’ scelta e quale <text:span text:style-name="T24">exchange</text:span> si e’ scelto.</text:p>
        </text:list-item>
        <text:list-item>
          <text:p text:style-name="P19">Raccontare ,rapidamente, cos’è un exchange.</text:p>
        </text:list-item>
        <text:list-item>
          <text:p text:style-name="P16">Spiegare ,in poche righe, perché si è scelto il Bitcoin come moneta del progetto.</text:p>
        </text:list-item>
        <text:list-item>
          <text:p text:style-name="P25"><text:span text:style-name="T1">Spiegare ,in poche parole, perché si è scelto Bitstamp come </text:span><text:span text:style-name="T3">Exchange</text:span><text:span text:style-name="T1">.</text:span></text:p>
        </text:list-item>
      </text:list>
      <text:p text:style-name="P4"/>
      <text:p text:style-name="P3">Estrazione dei Dati:</text:p>
      <text:p text:style-name="P3"/>
      <text:list xml:id="list3575688910" text:style-name="L2">
        <text:list-item>
          <text:p text:style-name="P18">Raccontare il servizio che ci ha permesso di estrapolare i dati, ovvero l’API REST di CryptoWatch.</text:p>
        </text:list-item>
        <text:list-item>
          <text:p text:style-name="P18">Spiegare cosa sono le Candele.</text:p>
        </text:list-item>
        <text:list-item>
          <text:p text:style-name="P18">Spiegare che ,per il progetto, sono state usate le candele da 12 ore, inoltre illustrare la motivazione di tale scelta.</text:p>
        </text:list-item>
        <text:list-item>
          <text:p text:style-name="P20">Raccontare il processo di Estrazione delle Candele da 12-h e il software utilizzato (le classi che abbiamo creato ndr).</text:p>
        </text:list-item>
        <text:list-item>
          <text:p text:style-name="P26"><text:span text:style-name="T5">SOMMARIO </text:span><text:span text:style-name="T4">SOFTWARE UTILIZZATO:</text:span><text:span text:style-name="T6"> </text:span><text:span text:style-name="T12">Elencare tutte le classi (create da noi) utilizzate in questa sezione.</text:span></text:p>
        </text:list-item>
      </text:list>
      <text:p text:style-name="P5"/>
      <text:p text:style-name="P8">Refining dei Dati:</text:p>
      <text:p text:style-name="P8"/>
      <text:list xml:id="list269475733" text:style-name="L3">
        <text:list-item>
          <text:p text:style-name="P21">Raccontare il processo di creazione del Dataset e il software utilizzato ( le classi che abbiamo creato ndr).</text:p>
        </text:list-item>
        <text:list-item>
          <text:p text:style-name="P27"><text:span text:style-name="T7">SOMMARIO </text:span><text:span text:style-name="T6">SOFTWARE UTILIZZATO: </text:span><text:span text:style-name="T12">Elencare tutte le classi (create da noi) utilizzate in questa sezione.</text:span></text:p>
        </text:list-item>
      </text:list>
      <text:p text:style-name="P6"/>
      <text:p text:style-name="P8">Visualizzazione dei Dati</text:p>
      <text:p text:style-name="P8"/>
      <text:list xml:id="list1204240479" text:style-name="L4">
        <text:list-item>
          <text:p text:style-name="P29"><text:span text:style-name="T6">Inserire nel Documento i seguenti Grafici: CloseTime</text:span><text:span text:style-name="T14"> vs </text:span><text:span text:style-name="T6">ClosePrice, </text:span><text:span text:style-name="T8">Spearman </text:span><text:span text:style-name="T10">e </text:span><text:span text:style-name="T8"><text:s/>Scatter-Plot.</text:span></text:p>
        </text:list-item>
        <text:list-item>
          <text:p text:style-name="P22">Commentare e trarre delle conclusioni dai Grafici di Spearman e Scatter-Plot.</text:p>
        </text:list-item>
        <text:list-item>
          <text:p text:style-name="P22">Inserire nel Documento i seguenti Indici: Covarianza, Coefficiente di Pearson, Indice di Kandal,Matrice di Correlazione, Media e Varianza.</text:p>
        </text:list-item>
        <text:list-item>
          <text:p text:style-name="P30"><text:span text:style-name="T6">Commentare e trarre delle conclusioni relativamente a tutti gli indici calcolati tranne l’indice </text:span><text:span text:style-name="T14">Media</text:span><text:span text:style-name="T6"> che non necessita di commenti.</text:span></text:p>
        </text:list-item>
        <text:list-item>
          <text:p text:style-name="P28"><text:span text:style-name="T7">SOMMARIO </text:span><text:span text:style-name="T6">SOFTWARE UTILIZZATO: </text:span><text:span text:style-name="T12">Elencare tutte le classi (create da noi) utilizzate in questa sezione. </text:span><text:span text:style-name="T13">(in questo caso includere pure GChart nella lista)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Learning:</text:p>
      <text:p text:style-name="P9"/>
      <text:list xml:id="list513504400" text:style-name="L5">
        <text:list-item>
          <text:p text:style-name="P23">Raccontare la suddivisione del Dataset <text:span text:style-name="T25">e il software utilizzato ( le classi che abbiamo creato ndr). </text:span></text:p>
        </text:list-item>
        <text:list-item>
          <text:p text:style-name="P24">Raccontare perché si divide il Dataset.</text:p>
        </text:list-item>
        <text:list-item>
          <text:p text:style-name="P31"><text:span text:style-name="T6">Raccontare perché si è scelto </text:span><text:span text:style-name="T9">di usare </text:span><text:span text:style-name="T6">il Validation Set.</text:span></text:p>
        </text:list-item>
        <text:list-item>
          <text:p text:style-name="P31"><text:span text:style-name="T6">Raccontare perché si è scelt</text:span><text:span text:style-name="T9">o l’utilizzo del</text:span><text:span text:style-name="T6">la Cross-Validation anziché l’utilizzo di un Validation-Set fisso.</text:span></text:p>
        </text:list-item>
        <text:list-item>
          <text:p text:style-name="P23">Raccontare l’applicazione della PCA al Dataset e soprattutto il motivo per cui si è applicata la PCA. <text:span text:style-name="T25">Raccontare anche il software utilizzato ( le classi che abbiamo creato ndr). </text:span></text:p>
        </text:list-item>
        <text:list-item>
          <text:p text:style-name="P32"><text:span text:style-name="T23">Raccontare l’applicazione della Normalizaione al Dataset e soprattutto il motivo per cui la si applica. </text:span><text:span text:style-name="T11">Raccontare anche il software utilizzato ( le classi che abbiamo creato ndr).</text:span><text:span text:style-name="T19"> </text:span><text:span text:style-name="T15"><text:s/></text:span><text:span text:style-name="T21">(Ragazzi questa parte l’ho tagliata perché non è sicuro che applicheremo la Normalizzazione al Dataset, dobbiamo ancora decidere magari dopo aver visto i risultati).</text:span></text:p>
        </text:list-item>
        <text:list-item>
          <text:p text:style-name="P40">Elencare la lista di Modelli che verranno allenati, e motivarne la scelta.</text:p>
        </text:list-item>
        <text:list-item>
          <text:p text:style-name="P33"><text:span text:style-name="T15">Raccontare dettagliatamente l’allenamento dei Modelli. (Algoritmi Utilizzati, </text:span><text:span text:style-name="T17">Funzione di Costo usata</text:span><text:span text:style-name="T15"> ecc…). </text:span><text:span text:style-name="T19">Raccontare anche il software utilizzato ( le classi che abbiamo creato ndr). </text:span></text:p>
        </text:list-item>
        <text:list-item>
          <text:p text:style-name="P34"><text:span text:style-name="T15">Inserire nel Documento tutti i </text:span><text:span text:style-name="T21">“Grafici di Ipotesi”</text:span><text:span text:style-name="T15"> dei Modelli Allenati e commentarli uno per uno.</text:span></text:p>
        </text:list-item>
        <text:list-item>
          <text:p text:style-name="P34"><text:span text:style-name="T15">Inserire nel Documento tutti i Grafici </text:span><text:span text:style-name="T21">“Grado vs Errore”</text:span><text:span text:style-name="T15">, e commentarli uno ad uno.</text:span></text:p>
        </text:list-item>
        <text:list-item>
          <text:p text:style-name="P33"><text:span text:style-name="T20">Inserire nel documento</text:span><text:span text:style-name="T15"> tutti gli errori di Train e Convalidation di tutti i Modelli allenati, commentare tutte le coppie di errori e </text:span><text:span text:style-name="T21">SOPRATTUTTO</text:span><text:span text:style-name="T15"> decretare il Modello vincitore e spiegare perché quel Modello è stato il migliore.</text:span></text:p>
        </text:list-item>
        <text:list-item>
          <text:p text:style-name="P41">Raccontare il salvataggio dei parametri del miglior Modello e il perché di tale salvataggio. <text:span text:style-name="T25">Raccontare anche il software utilizzato ( le classi che abbiamo creato ndr). </text:span></text:p>
        </text:list-item>
        <text:list-item>
          <text:p text:style-name="P37"><text:span text:style-name="T16">SOMMARIO </text:span><text:span text:style-name="T15">SOFTWARE UTILIZZATO: </text:span><text:span text:style-name="T22">Elencare tutte le classi (create da noi) utilizzate in questa sezione.</text:span></text:p>
        </text:list-item>
      </text:list>
      <text:p text:style-name="P11"/>
      <text:p text:style-name="P10"><text:span text:style-name="T16">V</text:span><text:span text:style-name="T15">alutazione dei Risultati</text:span></text:p>
      <text:p text:style-name="P13"/>
      <text:list xml:id="list1086725101" text:style-name="L6">
        <text:list-item>
          <text:p text:style-name="P35"><text:span text:style-name="T15">Raccontare </text:span><text:span text:style-name="T17">quale</text:span><text:span text:style-name="T15"> funzione d’errore </text:span><text:span text:style-name="T17">è stata usata</text:span><text:span text:style-name="T15"> in questa fase.</text:span></text:p>
        </text:list-item>
        <text:list-item>
          <text:p text:style-name="P42">Raccontare il calcolo dell’errore dell’Algoritmo. <text:span text:style-name="T25">Raccontare anche il software utilizzato ( le classi che abbiamo creato ndr). </text:span></text:p>
        </text:list-item>
        <text:list-item>
          <text:p text:style-name="P43">Inserire nel Documento il valore dell’errore Finale dell’Algoritmo (quello calcolato sul Test-Set) e commentarlo.</text:p>
        </text:list-item>
        <text:list-item>
          <text:p text:style-name="P38"><text:span text:style-name="T16">SOMMARIO </text:span><text:span text:style-name="T15">SOFTWARE UTILIZZATO: </text:span><text:span text:style-name="T22">Elencare tutte le classi (create da noi) utilizzate in questa sezione.</text:span></text:p>
        </text:list-item>
      </text:list>
      <text:p text:style-name="P12"/>
      <text:p text:style-name="P14">Inferenza</text:p>
      <text:p text:style-name="P14"/>
      <text:list xml:id="list4015005363" text:style-name="L7">
        <text:list-item>
          <text:p text:style-name="P44">Riassumere molto rapidamente perché si è creato il programma che fa inferenza.</text:p>
        </text:list-item>
        <text:list-item>
          <text:p text:style-name="P36"><text:span text:style-name="T15">Illustrare molto rapidamente il funzionamento del Programma di Inferenza (che poi </text:span><text:span text:style-name="T18">s</text:span><text:span text:style-name="T15">arebbe il cryptowolf.py ndr).</text:span></text:p>
        </text:list-item>
        <text:list-item>
          <text:p text:style-name="P39"><text:span text:style-name="T16">SOMMARIO </text:span><text:span text:style-name="T15">SOFTWARE UTILIZZATO: </text:span><text:span text:style-name="T22">Elencare tutte le classi (create da noi) utilizzate in questa sezio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13:12.638534687</meta:creation-date>
    <dc:date>2019-01-31T17:28:05.756665977</dc:date>
    <meta:editing-duration>PT15M3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668" meta:character-count="4297" meta:non-whitespace-character-count="3705"/>
  </office:meta>
</office:document-meta>
</file>